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er">
      <style:paragraph-properties fo:margin-left="0in" fo:margin-right="0in" fo:text-indent="-0.7874in" style:auto-text-indent="false"/>
    </style:style>
    <style:style style:name="P4" style:family="paragraph" style:parent-style-name="List_20_Paragraph" style:list-style-name="WWNum12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6843347937629786" text:style-name="Outline">
        <text:list-header>
          <text:p text:style-name="P2"><text:span text:style-name="T1">Web Fundamentals Lab</text:span></text:p>
        </text:list-header>
      </text:list>
      <text:p text:style-name="Standard"><text:span text:style-name="T1">This document defines Lab assignment </text:span><text:bookmark text:name="_GoBack"/><text:span text:style-name="T1">from the </text:span><text:a xlink:type="simple" xlink:href="https://softuni.bg/courses/web-fundamentals/" text:style-name="Internet_20_link" text:visited-style-name="Visited_20_Internet_20_Link">“Web Fundamentals (HTML &amp; CSS)“ Course @ SoftUni</text:a><text:span text:style-name="T1">. Please submit as homework a single </text:span><text:span text:style-name="Code_20_Char">zip</text:span><text:span text:style-name="T1"> / </text:span><text:span text:style-name="Code_20_Char">7z</text:span><text:span text:style-name="T1"> archive holding the source code of all below described problems.</text:span></text:p>
      <text:h text:style-name="P1" text:outline-level="1">Problem 3. Header</text:h>
      <text:p text:style-name="Standard"><text:span text:style-name="T1">In the </text:span><text:span text:style-name="T2">HTML</text:span><text:span text:style-name="T1"> document </text:span><text:span text:style-name="T2">header</text:span><text:span text:style-name="T1"> tag create the header based on the screenshot below:</text:span></text:p>
      <text:list xml:id="list4643467450346389750" text:style-name="WWNum12">
        <text:list-item>
          <text:p text:style-name="P4"><text:span text:style-name="T1">Insert “</text:span><text:span text:style-name="T2">Nissan-logo.png</text:span><text:span text:style-name="T1">” as company logo in the top-left corner in a separate </text:span><text:span text:style-name="T2">div</text:span><text:span text:style-name="T1"> tag;</text:span></text:p>
        </text:list-item>
        <text:list-item>
          <text:p text:style-name="P4"><text:span text:style-name="T1">Create </text:span><text:span text:style-name="T2">nav</text:span><text:span text:style-name="T1"> tag with </text:span><text:span text:style-name="T2">ul</text:span><text:span text:style-name="T1"> tag inside;</text:span></text:p>
        </text:list-item>
        <text:list-item>
          <text:p text:style-name="P4"><text:span text:style-name="T1">Create 4 </text:span><text:span text:style-name="T2">li</text:span><text:span text:style-name="T1"> tags with links inside for the menu as showed below;</text:span></text:p>
        </text:list-item>
      </text:list>
      <text:p text:style-name="Standard"><text:span text:style-name="T1">In the CSS file adjust the menu to look like the screenshot below:</text:span></text:p>
      <text:list xml:id="list946313337" text:continue-numbering="true" text:style-name="WWNum12">
        <text:list-item>
          <text:p text:style-name="P4"><text:span text:style-name="T1">Change the style of the </text:span><text:span text:style-name="T2">nav</text:span><text:span text:style-name="T1">, </text:span><text:span text:style-name="T2">ul</text:span><text:span text:style-name="T1"> and </text:span><text:span text:style-name="T2">li</text:span><text:span text:style-name="T1"> <text:s/>and </text:span><text:span text:style-name="T2">a</text:span><text:span text:style-name="T1"> tags;</text:span></text:p>
        </text:list-item>
        <text:list-item>
          <text:p text:style-name="P4"><text:span text:style-name="T1">Use the font “</text:span><text:span text:style-name="T2">Pamela wants to Ride.ttf</text:span><text:span text:style-name="T1">” for the menu;</text:span></text:p>
        </text:list-item>
        <text:list-item>
          <text:p text:style-name="P4"><text:span text:style-name="T1">Use the font “</text:span><text:span text:style-name="T2">Pamela want a Bike to Ride.ttf</text:span><text:span text:style-name="T1">” for the hover;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bg" fo:country="BG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0835in" fo:margin-bottom="0.0417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0in" fo:margin-right="0in" fo:margin-top="0.0835in" fo:margin-bottom="0.0555in" fo:keep-together="always" fo:text-indent="0in" style:auto-text-indent="false" fo:keep-with-next="always">
        <style:tab-stops>
          <style:tab-stop style:position="1.2799in"/>
        </style:tab-stops>
      </style:paragraph-properties>
      <style:text-properties fo:color="#7c380a" fo:font-size="18pt" fo:language="en" fo:country="US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555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language="en" fo:country="US" fo:font-weight="bold" style:font-weight-asian="bold" style:font-name-complex="Consolas1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weight-asian="bold" style:font-name-complex="F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language="bg" fo:country="BG" fo:font-weight="bold" style:font-weight-asian="bold" style:font-name-complex="Consolas1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1"/>
    </style:style>
    <text:outline-style style:name="Outline">
      <text:outline-level-style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page-layout style:name="Mpm1">
      <style:page-layout-properties fo:page-width="8.2681in" fo:page-height="11.6929in" style:num-format="1" style:print-orientation="portrait" fo:margin-top="0.3937in" fo:margin-bottom="0.7083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CSS Basics - Homework</dc:title>
    <meta:initial-creator>Software University Foundation</meta:initial-creator>
    <meta:keyword>HTML</meta:keyword>
    <meta:keyword>CSS</meta:keyword>
    <meta:keyword>Web</meta:keyword>
    <meta:keyword>course</meta:keyword>
    <meta:keyword>Sofware</meta:keyword>
    <meta:keyword>University</meta:keyword>
    <meta:keyword>SoftUni</meta:keyword>
    <meta:keyword>programming</meta:keyword>
    <meta:keyword>software</meta:keyword>
    <meta:keyword>development</meta:keyword>
    <meta:keyword>education</meta:keyword>
    <meta:keyword>training</meta:keyword>
    <dc:description>http://softuni.bg/courses/web-fundamentals/</dc:description>
    <meta:editing-cycles>14</meta:editing-cycles>
    <meta:print-date>2014-02-12T16:33:00</meta:print-date>
    <meta:creation-date>2015-02-20T09:50:00</meta:creation-date>
    <dc:date>2015-02-20T16:30:06</dc:date>
    <meta:editing-duration>PT49S</meta:editing-duration>
    <meta:generator>OpenOffice/4.1.1$Unix OpenOffice.org_project/411m6$Build-9775</meta:generator>
    <meta:document-statistic meta:table-count="0" meta:image-count="0" meta:object-count="0" meta:page-count="1" meta:paragraph-count="11" meta:word-count="143" meta:character-count="751"/>
    <meta:user-defined meta:name="AppVersion">15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